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6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84mm"/>
    </style:style>
    <style:style style:name="co4" style:family="table-column">
      <style:table-column-properties fo:break-before="auto" style:column-width="29.3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3.7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08mm" fo:break-before="auto" style:use-optimal-row-height="true"/>
    </style:style>
    <style:style style:name="ro5" style:family="table-row">
      <style:table-row-properties style:row-height="8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808080"/>
      <style:text-properties style:font-name="Liberation Sans" style:font-name-asian="SimSun" style:font-name-complex="Mang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999999"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b2b2b2" fo:wrap-option="wrap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1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mm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SimSun" style:font-name-complex="Mangal"/>
    </style:style>
  </office:automatic-styles>
  <office:body>
    <office:spreadsheet>
      <table:table table:name="List1" table:style-name="ta1">
        <table:shapes>
          <draw:frame draw:z-index="0" draw:style-name="gr1" draw:text-style-name="P1" svg:width="149.49mm" svg:height="94.03mm" svg:x="184.59mm" svg:y="4.26mm">
            <draw:object draw:notify-on-update-of-ranges="List1.A2:List1.A2 List1.A3:List1.A6 List1.B2:List1.B2 List1.B3:List1.B6 List1.C2:List1.C2 List1.C3:List1.C6 List1.D2:List1.D2 List1.D3:List1.D6 List1.E2:List1.E2 List1.E3:List1.E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1.5mm" svg:height="94.97mm" svg:x="185.34mm" svg:y="103.3mm">
            <draw:object draw:notify-on-update-of-ranges="List1.A9:List1.A9 List1.A10:List1.A13 List1.B9:List1.B9 List1.B10:List1.B13 List1.C9:List1.C9 List1.C10:List1.C13 List1.D9:List1.D9 List1.D10:List1.D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řestupky a správní delikty</text:p>
          </table:table-cell>
          <table:covered-table-cell table:style-name="ce7"/>
          <table:table-cell table:style-name="ce10" table:number-columns-repeated="2"/>
          <table:table-cell/>
        </table:table-row>
        <table:table-row table:style-name="ro2">
          <table:table-cell table:style-name="ce2" office:value-type="string" calcext:value-type="string">
            <text:p>Období</text:p>
          </table:table-cell>
          <table:table-cell table:style-name="ce8" office:value-type="string" calcext:value-type="string">
            <text:p>celkem</text:p>
          </table:table-cell>
          <table:table-cell table:style-name="ce11" office:value-type="string" calcext:value-type="string">
            <text:p>Meritorní rozhodnutí</text:p>
          </table:table-cell>
          <table:table-cell table:style-name="ce11" office:value-type="string" calcext:value-type="string">
            <text:p>Zastaveno z důvodu zániku odpovědnosti</text:p>
          </table:table-cell>
          <table:table-cell table:style-name="ce12" office:value-type="string" calcext:value-type="string">
            <text:p>Nevyřízeno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513" calcext:value-type="float">
            <text:p>513</text:p>
          </table:table-cell>
          <table:table-cell office:value-type="float" office:value="227" calcext:value-type="float">
            <text:p>227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631" calcext:value-type="float">
            <text:p>631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36" calcext:value-type="float">
            <text:p>236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659" calcext:value-type="float">
            <text:p>659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481" calcext:value-type="float">
            <text:p>481</text:p>
          </table:table-cell>
        </table:table-row>
        <table:table-row table:style-name="ro4">
          <table:table-cell table:style-name="ce4" office:value-type="string" calcext:value-type="string">
            <text:p><text:span text:style-name="T1">1. 1. 2016 – </text:span></text:p>
            <text:p><text:span text:style-name="T1">30. 8. 2016</text:span></text:p>
          </table:table-cell>
          <table:table-cell office:value-type="float" office:value="805" calcext:value-type="float">
            <text:p>80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61" calcext:value-type="float">
            <text:p>761</text:p>
          </table:table-cell>
        </table:table-row>
        <table:table-row table:style-name="ro3">
          <table:table-cell table:style-name="Default"/>
          <table:table-cell table:number-columns-repeated="4"/>
        </table:table-row>
        <table:table-row table:style-name="ro3">
          <table:table-cell table:style-name="ce5" office:value-type="string" calcext:value-type="string" table:number-columns-spanned="2" table:number-rows-spanned="1">
            <text:p>zadržení řidičského průkazu</text:p>
          </table:table-cell>
          <table:covered-table-cell/>
          <table:table-cell table:number-columns-repeated="3"/>
        </table:table-row>
        <table:table-row table:style-name="ro5">
          <table:table-cell table:style-name="ce6" office:value-type="string" calcext:value-type="string">
            <text:p>Období</text:p>
          </table:table-cell>
          <table:table-cell table:style-name="ce9" office:value-type="string" calcext:value-type="string">
            <text:p>celkem</text:p>
          </table:table-cell>
          <table:table-cell table:style-name="ce9" office:value-type="string" calcext:value-type="string">
            <text:p>Meritorní rozhodnutí</text:p>
          </table:table-cell>
          <table:table-cell table:style-name="ce9" office:value-type="string" calcext:value-type="string">
            <text:p>Nevyřízeno</text:p>
          </table:table-cell>
          <table:table-cell table:style-name="ce12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1. 1. 2016 – </text:p>
            <text:p>30. 8. 20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4:39:46.167123797</meta:creation-date>
    <dc:date>2016-11-08T15:01:51.916701911</dc:date>
    <meta:editing-duration>PT21M34S</meta:editing-duration>
    <meta:editing-cycles>2</meta:editing-cycles>
    <meta:generator>LibreOffice/4.4.6.3$Linux_X86_64 LibreOffice_project/40m0$Build-3</meta:generator>
    <meta:document-statistic meta:table-count="1" meta:cell-count="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5cm" svg:height="9.404cm" xlink:href=".." xlink:type="simple" chart:class="chart:bar" chart:style-name="ch1">
        <chart:legend svg:x="11.563cm" svg:y="1.586cm" style:legend-expansion="custom" chartooo:width="3.152cm" chartooo:height="5.646cm" style:legend-expansion-aspect-ratio="0.558271342543393" chart:style-name="ch2"/>
        <chart:plot-area chart:style-name="ch3" table:cell-range-address="List1.A2:List1.E6" chart:data-source-has-labels="both" svg:x="0.243cm" svg:y="0.169cm" svg:width="11.319cm" svg:height="9.307cm">
          <chartooo:coordinate-region svg:x="1.05cm" svg:y="0.368cm" svg:width="10.512cm" svg:height="8.064cm"/>
          <chart:axis chart:dimension="x" chart:name="primary-x" chart:style-name="ch4" chartooo:axis-type="auto">
            <chartooo:date-scale/>
            <chart:categories table:cell-range-address="List1.A3:Lis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B3:List1.B6" chart:label-cell-address="List1.B2:List1.B2" chart:class="chart:bar">
            <chart:data-point chart:repeated="4"/>
          </chart:series>
          <chart:series chart:style-name="ch8" chart:values-cell-range-address="List1.C3:List1.C6" chart:label-cell-address="List1.C2:List1.C2" chart:class="chart:bar">
            <chart:data-point chart:repeated="4"/>
          </chart:series>
          <chart:series chart:style-name="ch9" chart:values-cell-range-address="List1.D3:List1.D6" chart:label-cell-address="List1.D2:List1.D2" chart:class="chart:bar">
            <chart:data-point chart:repeated="4"/>
          </chart:series>
          <chart:series chart:style-name="ch10" chart:values-cell-range-address="List1.E3:List1.E6" chart:label-cell-address="List1.E2:List1.E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kem</text:p>
                <draw:g>
                  <svg:desc>List1.B2:List1.B2</svg:desc>
                </draw:g>
              </table:table-cell>
              <table:table-cell office:value-type="string">
                <text:p>Meritorní rozhodnutí</text:p>
                <draw:g>
                  <svg:desc>List1.C2:List1.C2</svg:desc>
                </draw:g>
              </table:table-cell>
              <table:table-cell office:value-type="string">
                <text:p>Zastaveno z důvodu zániku odpovědnosti</text:p>
                <draw:g>
                  <svg:desc>List1.D2:List1.D2</svg:desc>
                </draw:g>
              </table:table-cell>
              <table:table-cell office:value-type="string">
                <text:p>Nevyřízeno</text:p>
                <draw:g>
                  <svg:desc>List1.E2:List1.E2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0</text:p>
                <draw:g>
                  <svg:desc>List1.A3:List1.A6</svg:desc>
                </draw:g>
              </table:table-cell>
              <table:table-cell office:value-type="float" office:value="513">
                <text:p>513</text:p>
                <draw:g>
                  <svg:desc>List1.B3:List1.B6</svg:desc>
                </draw:g>
              </table:table-cell>
              <table:table-cell office:value-type="float" office:value="227">
                <text:p>227</text:p>
                <draw:g>
                  <svg:desc>List1.C3:List1.C6</svg:desc>
                </draw:g>
              </table:table-cell>
              <table:table-cell office:value-type="float" office:value="209">
                <text:p>209</text:p>
                <draw:g>
                  <svg:desc>List1.D3:List1.D6</svg:desc>
                </draw:g>
              </table:table-cell>
              <table:table-cell office:value-type="float" office:value="77">
                <text:p>77</text:p>
                <draw:g>
                  <svg:desc>List1.E3:List1.E6</svg:desc>
                </draw:g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631">
                <text:p>631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659">
                <text:p>659</text:p>
              </table:table-cell>
              <table:table-cell office:value-type="float" office:value="84">
                <text:p>84</text:p>
              </table:table-cell>
              <table:table-cell office:value-type="float" office:value="94">
                <text:p>9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. 1. 2016 – 
30. 8. 2016</text:p>
              </table:table-cell>
              <table:table-cell office:value-type="float" office:value="805">
                <text:p>805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761">
                <text:p>7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51cm" svg:height="9.498cm" xlink:href=".." xlink:type="simple" chart:class="chart:bar" chart:style-name="ch1">
        <chart:legend svg:x="9.787cm" svg:y="2.632cm" style:legend-expansion="custom" chartooo:width="3.201cm" chartooo:height="3.715cm" style:legend-expansion-aspect-ratio="0.86164199192463" chart:style-name="ch2"/>
        <chart:plot-area chart:style-name="ch3" table:cell-range-address="List1.A9:List1.D13" chart:data-source-has-labels="both" svg:x="0.114cm" svg:y="0.186cm" svg:width="9.873cm" svg:height="9.116cm">
          <chartooo:coordinate-region svg:x="0.735cm" svg:y="0.385cm" svg:width="9.252cm" svg:height="7.873cm"/>
          <chart:axis chart:dimension="x" chart:name="primary-x" chart:style-name="ch4" chartooo:axis-type="auto">
            <chartooo:date-scale/>
            <chart:categories table:cell-range-address="List1.A10:List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B10:List1.B13" chart:label-cell-address="List1.B9:List1.B9" chart:class="chart:bar">
            <chart:data-point chart:repeated="4"/>
          </chart:series>
          <chart:series chart:style-name="ch8" chart:values-cell-range-address="List1.C10:List1.C13" chart:label-cell-address="List1.C9:List1.C9" chart:class="chart:bar">
            <chart:data-point chart:repeated="4"/>
          </chart:series>
          <chart:series chart:style-name="ch9" chart:values-cell-range-address="List1.D10:List1.D13" chart:label-cell-address="List1.D9:List1.D9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kem</text:p>
                <draw:g>
                  <svg:desc>List1.B9:List1.B9</svg:desc>
                </draw:g>
              </table:table-cell>
              <table:table-cell office:value-type="string">
                <text:p>Meritorní rozhodnutí</text:p>
                <draw:g>
                  <svg:desc>List1.C9:List1.C9</svg:desc>
                </draw:g>
              </table:table-cell>
              <table:table-cell office:value-type="string">
                <text:p>Nevyřízeno</text:p>
                <draw:g>
                  <svg:desc>List1.D9:List1.D9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0</text:p>
                <draw:g>
                  <svg:desc>List1.A10:List1.A13</svg:desc>
                </draw:g>
              </table:table-cell>
              <table:table-cell office:value-type="float" office:value="25">
                <text:p>25</text:p>
                <draw:g>
                  <svg:desc>List1.B10:List1.B13</svg:desc>
                </draw:g>
              </table:table-cell>
              <table:table-cell office:value-type="float" office:value="22">
                <text:p>22</text:p>
                <draw:g>
                  <svg:desc>List1.C10:List1.C13</svg:desc>
                </draw:g>
              </table:table-cell>
              <table:table-cell office:value-type="float" office:value="3">
                <text:p>3</text:p>
                <draw:g>
                  <svg:desc>List1.D10:List1.D13</svg:desc>
                </draw:g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 1. 2016 – 
30. 8. 2016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